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r7" style:family="presentation" style:parent-style-name="lyt-slajdy-notes" style:list-style-name="L1">
      <style:graphic-properties draw:fill-color="#ffffff" draw:auto-grow-height="true" fo:min-height="13.365cm"/>
    </style:style>
    <style:style style:name="pr8" style:family="presentation" style:parent-style-name="lyt-slajdy-notes" style:list-style-name="L1">
      <style:graphic-properties draw:fill-color="#ffffff" draw:auto-grow-height="true" fo:min-height="13.365cm"/>
    </style:style>
    <style:style style:name="pr9" style:family="presentation" style:parent-style-name="lyt-slajdy-notes" style:list-style-name="L1">
      <style:graphic-properties draw:fill-color="#ffffff" draw:auto-grow-height="true" fo:min-height="13.365cm"/>
    </style:style>
    <style:style style:name="pr10" style:family="presentation" style:parent-style-name="lyt-slajdy-notes" style:list-style-name="L1">
      <style:graphic-properties draw:fill-color="#ffffff" draw:auto-grow-height="true" fo:min-height="13.365cm"/>
    </style:style>
    <style:style style:name="pr11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0cm"/>
      <style:text-properties style:use-window-font-color="true" fo:font-family="'Arial Black'" style:font-style-name="Normalny" style:font-family-generic="swiss" style:font-pitch="variable" fo:font-size="54pt" fo:font-style="normal" fo:font-weight="bold" style:font-size-asian="54pt" style:font-size-complex="54pt"/>
    </style:style>
    <style:style style:name="P2" style:family="paragraph">
      <style:paragraph-properties fo:margin-left="0cm" fo:margin-right="0cm" fo:text-indent="0cm"/>
      <style:text-properties fo:font-size="20pt"/>
    </style:style>
    <style:style style:name="P3" style:family="paragraph">
      <style:paragraph-properties fo:margin-left="1.2cm" fo:margin-right="0cm" fo:text-align="center" fo:text-indent="0cm"/>
      <style:text-properties style:use-window-font-color="true" fo:font-family="'Arial Black'" style:font-style-name="Normalny" style:font-family-generic="swiss" style:font-pitch="variable" fo:font-size="54pt" fo:font-style="normal" fo:font-weight="bold" style:font-size-asian="54pt" style:font-style-asian="normal" style:font-size-complex="54pt" style:font-style-complex="normal"/>
    </style:style>
    <style:style style:name="P4" style:family="paragraph">
      <style:paragraph-properties fo:margin-left="1.2cm" fo:margin-right="0cm" fo:text-align="center" fo:text-indent="0cm"/>
      <style:text-properties style:use-window-font-color="true" fo:font-family="'Arial Black'" style:font-family-generic="swiss" style:font-pitch="variable" fo:font-size="54pt" fo:font-style="normal" fo:font-weight="bold" style:font-size-asian="54pt" style:font-style-asian="normal" style:font-size-complex="54pt" style:font-style-complex="normal"/>
    </style:style>
    <style:style style:name="T1" style:family="text">
      <style:text-properties style:use-window-font-color="true" fo:font-family="'Arial Black'" style:font-style-name="Normalny" style:font-family-generic="swiss" style:font-pitch="variable" fo:font-size="54pt" fo:font-style="normal" fo:font-weight="bold" style:font-family-asian="Calibri" style:font-family-generic-asian="swiss" style:font-pitch-asian="variable" style:font-size-asian="54pt" style:language-asian="pl" style:country-asian="PL" style:font-style-asian="italic" style:font-weight-asian="bold" style:font-size-complex="54pt" style:font-style-complex="italic" style:font-weight-complex="bold"/>
    </style:style>
    <style:style style:name="T2" style:family="text">
      <style:text-properties fo:color="#ffffff" fo:font-family="'Arial Black'" style:font-style-name="Normalny" style:font-family-generic="swiss" style:font-pitch="variable" fo:font-size="54pt" fo:font-style="normal" fo:font-weight="bold" style:font-family-asian="Calibri" style:font-family-generic-asian="swiss" style:font-pitch-asian="variable" style:font-size-asian="54pt" style:language-asian="pl" style:country-asian="PL" style:font-style-asian="normal" style:font-weight-asian="bold" style:font-size-complex="54pt" style:font-style-complex="normal" style:font-weight-complex="bold"/>
    </style:style>
    <style:style style:name="T3" style:family="text">
      <style:text-properties fo:color="#ffffff" fo:font-family="'Arial Black'" style:font-family-generic="swiss" style:font-pitch="variable" fo:font-size="54pt" fo:font-style="normal" fo:font-weight="bold" style:font-family-asian="Calibri" style:font-family-generic-asian="swiss" style:font-pitch-asian="variable" style:font-size-asian="54pt" style:language-asian="pl" style:country-asian="PL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-0.001cm" presentation:class="subtitle" presentation:user-transformed="true">
          <draw:text-box>
            <text:p><text:span text:style-name="T1">1. My, którzy</text:span></text:p>
            <text:p><text:span text:style-name="T1">wszystko liczymy</text:span><text:span text:style-name="T1"><text:line-break/></text:span><text:span text:style-name="T1">Ciebie mamy za darmo</text:span><text:span text:style-name="T1"><text:line-break/></text:span><text:span text:style-name="T1">Dajesz nam siebie</text:span></text:p>
            <text:p><text:span text:style-name="T1">w całości</text:span><text:span text:style-name="T1"><text:line-break/></text:span><text:span text:style-name="T1">I jesteś taki rozrzutn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0cm" svg:y="-0.001cm" presentation:class="subtitle" presentation:user-transformed="true">
          <draw:text-box>
            <text:p><text:span text:style-name="T2">Ref. Każdy wschód słońca Ciebie zapowiada</text:span><text:span text:style-name="T2"><text:line-break/></text:span><text:span text:style-name="T2">Nie pozwól nam</text:span></text:p>
            <text:p><text:span text:style-name="T2">przespać poranka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0cm" svg:y="0cm" presentation:class="subtitle" presentation:user-transformed="true">
          <draw:text-box>
            <text:p><text:span text:style-name="T2">2. Mało że do nas przyszedłeś</text:span><text:span text:style-name="T2"><text:line-break/></text:span><text:span text:style-name="T2">Co dzień dajesz</text:span></text:p>
            <text:p><text:span text:style-name="T2">nam siebie</text:span><text:span text:style-name="T2"><text:line-break/></text:span><text:span text:style-name="T2">Zostałeś z nami</text:span></text:p>
            <text:p><text:span text:style-name="T2">w tym Chlebie</text:span><text:span text:style-name="T2"><text:line-break/></text:span><text:span text:style-name="T2">Który bierzemy do ręki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0cm" svg:y="-0.001cm" presentation:class="subtitle" presentation:user-transformed="true">
          <draw:text-box>
            <text:p><text:span text:style-name="T2">Ref. Każdy wschód słońca Ciebie zapowiada</text:span><text:span text:style-name="T2"><text:line-break/></text:span><text:span text:style-name="T2">Nie pozwól nam</text:span></text:p>
            <text:p><text:span text:style-name="T2">przespać poranka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-0.001cm" presentation:class="subtitle" presentation:user-transformed="true">
          <draw:text-box>
            <text:p><text:span text:style-name="T3">3. Dałeś nam siebie</text:span></text:p>
            <text:p><text:span text:style-name="T3">za darmo</text:span><text:span text:style-name="T3"><text:line-break/></text:span><text:span text:style-name="T3">Twoja hojność zdumiewa</text:span><text:span text:style-name="T3"><text:line-break/></text:span><text:span text:style-name="T3">Naucz nas liczyć dni nasze</text:span><text:span text:style-name="T3"><text:line-break/></text:span><text:span text:style-name="T3">Niech człowiek już nie umiera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0cm" svg:y="-0.001cm" presentation:class="subtitle" presentation:user-transformed="true">
          <draw:text-box>
            <text:p><text:span text:style-name="T2">Ref. Każdy wschód słońca Ciebie zapowiada</text:span><text:span text:style-name="T2"><text:line-break/></text:span><text:span text:style-name="T2">Nie pozwól nam</text:span></text:p>
            <text:p><text:span text:style-name="T2">przespać poranka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7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0cm" svg:y="-0.001cm" presentation:class="subtitle" presentation:user-transformed="true">
          <draw:text-box>
            <text:p><text:span text:style-name="T2">4. Ty jesteś pełnią życia</text:span><text:span text:style-name="T2"><text:line-break/></text:span><text:span text:style-name="T2">Daj nam Twojego chleba</text:span><text:span text:style-name="T2"><text:line-break/></text:span><text:span text:style-name="T2">Daj nam oddychać wiecznością</text:span><text:span text:style-name="T2"><text:line-break/></text:span><text:span text:style-name="T2">Twój oddech ożywia</text:span></text:p>
            <text:p><text:span text:style-name="T2">i wspiera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8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slajdy" presentation:presentation-page-layout-name="AL1T0">
        <draw:frame presentation:style-name="pr1" draw:text-style-name="P3" draw:layer="layout" svg:width="28cm" svg:height="21cm" svg:x="0cm" svg:y="-0.001cm" presentation:class="subtitle" presentation:user-transformed="true">
          <draw:text-box>
            <text:p><text:span text:style-name="T2">Ref. Każdy wschód słońca Ciebie zapowiada</text:span><text:span text:style-name="T2"><text:line-break/></text:span><text:span text:style-name="T2">Nie pozwól nam</text:span></text:p>
            <text:p><text:span text:style-name="T2">przespać poranka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9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slajdy" presentation:presentation-page-layout-name="AL1T0">
        <draw:frame presentation:style-name="pr1" draw:text-style-name="P4" draw:layer="layout" svg:width="28cm" svg:height="21cm" svg:x="0cm" svg:y="-0.001cm" presentation:class="subtitle" presentation:user-transformed="true">
          <draw:text-box>
            <text:p><text:span text:style-name="T2">5. Przyjdź Panie,</text:span></text:p>
            <text:p><text:span text:style-name="T2">przyjdź nareszcie</text:span><text:span text:style-name="T2"><text:line-break/></text:span><text:span text:style-name="T2">Jak przyszedłeś już kiedyś</text:span><text:span text:style-name="T2"><text:line-break/></text:span><text:span text:style-name="T2">A co dzień nowy</text:span></text:p>
            <text:p><text:span text:style-name="T2">wschód słońca</text:span><text:span text:style-name="T2"><text:line-break/></text:span><text:span text:style-name="T2">Niech Ciebie</text:span></text:p>
            <text:p><text:span text:style-name="T2">nam zapowiada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10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slajdy" presentation:presentation-page-layout-name="AL1T0">
        <draw:frame presentation:style-name="pr1" draw:text-style-name="P3" draw:layer="layout" svg:width="28cm" svg:height="21cm" svg:x="0cm" svg:y="-0.001cm" presentation:class="subtitle" presentation:user-transformed="true">
          <draw:text-box>
            <text:p><text:span text:style-name="T2">Ref. Każdy wschód słońca Ciebie zapowiada</text:span><text:span text:style-name="T2"><text:line-break/></text:span><text:span text:style-name="T2">Nie pozwól nam</text:span></text:p>
            <text:p><text:span text:style-name="T2">przespać poranka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11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Zwrotka" style:family="graphic">
      <style:paragraph-properties fo:margin-left="0.884cm" fo:margin-right="0cm" fo:text-indent="0cm" style:text-autospace="none"/>
      <style:text-properties fo:font-size="24.7000007629395pt" fo:language="zxx" fo:country="none" style:language-asian="zxx" style:country-asian="none" style:font-size-complex="17.7000007629395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.086cm" fo:margin-bottom="0.086cm" style:line-height-at-least="0.31cm" fo:text-align="start" style:text-autospace="none" style:writing-mode="lr-tb"/>
      <style:text-properties fo:font-size="12pt" style:font-size-asian="12pt" style:language-asian="pl" style:country-asian="PL"/>
    </style:style>
    <style:style style:name="Indeks" style:family="graphic">
      <style:paragraph-properties fo:text-align="justify" style:text-autospace="none" style:writing-mode="lr-tb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Maciej Wojtowicz</meta:initial-creator>
    <meta:creation-date>2006-03-02T09:03:34</meta:creation-date>
    <dc:date>2014-02-11T20:03:33.57</dc:date>
    <dc:language>en-US</dc:language>
    <meta:editing-cycles>48</meta:editing-cycles>
    <meta:editing-duration>PT50M42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